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2f9b" officeooo:paragraph-rsid="000e2f9b"/>
    </style:style>
    <style:style style:name="T1" style:family="text">
      <style:text-properties officeooo:rsid="000ecc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lth issues for computer users:</text:p>
      <text:p text:style-name="P1">eTrombosis:</text:p>
      <text:p text:style-name="P1"><text:tab/>can lead to strokes</text:p>
      <text:p text:style-name="P1"><text:tab/>prevention: move at least once per hour</text:p>
      <text:p text:style-name="P1">Heart disease:</text:p>
      <text:p text:style-name="P1"><text:tab/>23h/week sitting gives 64% higher risk than 11h/week sitting</text:p>
      <text:p text:style-name="P1"><text:tab/>prevention: move</text:p>
      <text:p text:style-name="P1">Cancer:</text:p>
      <text:p text:style-name="P1"><text:tab/>excercise 30min/day (Sport Ugent: Sport elke dag een half uurtje, behalve als je het drulk <text:tab/>hebt dan beter een uurtje)</text:p>
      <text:p text:style-name="P1"><text:tab/>cancer screening saves lives!</text:p>
      <text:p text:style-name="P1">Carpal tunnel Syndrome:</text:p>
      <text:p text:style-name="P1"><text:tab/>Pain in the wrist</text:p>
      <text:p text:style-name="P1"><text:tab/>prevention: stretching and ergonomics</text:p>
      <text:p text:style-name="P1">Vit. D defeciency:</text:p>
      <text:p text:style-name="P1"><text:tab/><text:span text:style-name="T1">Vit.D is formed by the skin during sunlight exposture, get outside and show some skin</text:span></text:p>
      <text:p text:style-name="P1"><text:tab/><text:span text:style-name="T1">vit D suplements are available at the pharmacy</text:span></text:p>
      <text:p text:style-name="P1"><text:tab/><text:span text:style-name="T1">defeciency leads to depression</text:span></text:p>
      <text:p text:style-name="P1"><text:tab/><text:tab/><text:span text:style-name="T1">side story from Narvik</text:span></text:p>
      <text:p text:style-name="P1">Anxiety, stress, depression:</text:p>
      <text:p text:style-name="P1"><text:tab/><text:span text:style-name="T1">stress at work</text:span></text:p>
      <text:p text:style-name="P1"><text:tab/><text:span text:style-name="T1">prevention: limit screen time off work</text:span></text:p>
      <text:p text:style-name="P1"><text:tab/><text:tab/><text:tab/><text:span text:style-name="T1">burn off some steam y exercising</text:span></text:p>
      <text:p text:style-name="P1">Insomnia:</text:p>
      <text:p text:style-name="P1"><text:tab/><text:span text:style-name="T1">Blue light suppresses production of melatonin, a hormone that makes us sleepy</text:span></text:p>
      <text:p text:style-name="P1"><text:tab/><text:span text:style-name="T1">Over exposure by starring at a screen can lead to sleeplessness </text:span></text:p>
      <text:p text:style-name="P1"><text:tab/><text:span text:style-name="T1">Overdosis from sunlight can damage the retina, possibly same for long overexposure of light <text:tab/>screens</text:span></text:p>
      <text:p text:style-name="P1"><text:tab/><text:span text:style-name="T1">Prevention: Avoid screens ca 30min before bed time</text:span></text:p>
      <text:p text:style-name="P1"><text:tab/><text:tab/><text:tab/><text:span text:style-name="T1">Use screenfilters such as f.lux</text:span></text:p>
      <text:p text:style-name="P1"><text:tab/><text:tab/><text:tab/><text:span text:style-name="T1">Bluelight glasses exists but are not proven to e necessary </text:span></text:p>
      <text:p text:style-name="P1">lower back pain:</text:p>
      <text:p text:style-name="P1"><text:tab/><text:span text:style-name="T1">Bad posture, sloth in the comfy <text:s/>office chair</text:span></text:p>
      <text:p text:style-name="P1"><text:tab/><text:span text:style-name="T1">Prevention: Pay attention to your posture and exercise back muscles</text:span></text:p>
      <text:p text:style-name="P1">Neck and eye strain(nerd neck):</text:p>
      <text:p text:style-name="P1"><text:tab/><text:span text:style-name="T1">Bad posture, bad ergonomics, blue light again</text:span></text:p>
      <text:p text:style-name="P1"><text:tab/><text:span text:style-name="T1">Prevention: Pay attention to your posture, exercise and follow 20/20/20 r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7:29:07.496748955</meta:creation-date>
    <dc:date>2019-10-21T17:50:42.128738719</dc:date>
    <meta:editing-duration>PT3S</meta:editing-duration>
    <meta:editing-cycles>1</meta:editing-cycles>
    <meta:document-statistic meta:table-count="0" meta:image-count="0" meta:object-count="0" meta:page-count="1" meta:paragraph-count="35" meta:word-count="224" meta:character-count="1438" meta:non-whitespace-character-count="1212"/>
    <meta:generator>LibreOffice/6.0.7.3$Linux_X86_64 LibreOffice_project/00m0$Build-3</meta:generator>
  </office:meta>
</office:document-meta>
</file>